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marker-start="Linienende_20_1" draw:marker-end="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01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12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paragraph-properties fo:margin-left="0cm" fo:margin-right="0cm" fo:text-align="center" fo:text-indent="0cm"/>
      <style:text-properties style:text-position="0% 100%" fo:font-size="12pt"/>
    </style:style>
    <style:style style:name="P5" style:family="paragraph">
      <style:paragraph-properties fo:margin-left="0cm" fo:margin-right="0cm" fo:text-indent="0cm"/>
      <style:text-properties fo:font-weight="normal"/>
    </style:style>
    <style:style style:name="P6" style:family="paragraph">
      <style:paragraph-properties fo:margin-left="0cm" fo:margin-right="0cm" fo:text-indent="0cm"/>
      <style:text-properties fo:font-weight="bold"/>
    </style:style>
    <style:style style:name="P7" style:family="paragraph">
      <style:text-properties fo:font-weight="bold"/>
    </style:style>
    <style:style style:name="P8" style:family="paragraph">
      <style:paragraph-properties fo:margin-left="0cm" fo:margin-right="0cm" fo:text-indent="0cm"/>
    </style:style>
    <style:style style:name="T1" style:family="text">
      <style:text-properties fo:font-size="10pt"/>
    </style:style>
    <style:style style:name="T2" style:family="text">
      <style:text-properties fo:font-size="12pt"/>
    </style:style>
    <style:style style:name="T3" style:family="text">
      <style:text-properties fo:font-weight="normal"/>
    </style:style>
    <style:style style:name="T4" style:family="text">
      <style:text-properties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1.905cm" svg:y1="1.905cm" svg:x2="1.905cm" svg:y2="6.731cm">
          <text:p text:style-name="P8"/>
        </draw:line>
        <draw:line draw:style-name="gr2" draw:text-style-name="P1" draw:layer="layout" svg:x1="4.445cm" svg:y1="1.905cm" svg:x2="4.445cm" svg:y2="6.731cm">
          <text:p text:style-name="P8"/>
        </draw:line>
        <draw:line draw:style-name="gr2" draw:text-style-name="P1" draw:layer="layout" svg:x1="6.985cm" svg:y1="1.905cm" svg:x2="6.985cm" svg:y2="6.731cm">
          <text:p text:style-name="P8"/>
        </draw:line>
        <draw:line draw:style-name="gr2" draw:text-style-name="P1" draw:layer="layout" svg:x1="9.525cm" svg:y1="1.905cm" svg:x2="9.525cm" svg:y2="6.731cm">
          <text:p text:style-name="P8"/>
        </draw:line>
        <draw:line draw:style-name="gr3" draw:text-style-name="P3" draw:layer="layout" svg:x1="1.905cm" svg:y1="2.413cm" svg:x2="4.445cm" svg:y2="2.413cm">
          <text:p text:style-name="P2"><text:span text:style-name="T1">Batterie?</text:span></text:p>
        </draw:line>
        <draw:line draw:style-name="gr3" draw:text-style-name="P1" draw:layer="layout" svg:x1="4.445cm" svg:y1="2.921cm" svg:x2="6.985cm" svg:y2="2.921cm">
          <text:p text:style-name="P2">„AT...“</text:p>
        </draw:line>
        <draw:line draw:style-name="gr3" draw:text-style-name="P1" draw:layer="layout" svg:x1="6.985cm" svg:y1="3.429cm" svg:x2="9.525cm" svg:y2="3.429cm">
          <text:p text:style-name="P2">„AT...“</text:p>
        </draw:line>
        <draw:line draw:style-name="gr3" draw:text-style-name="P1" draw:layer="layout" svg:x1="4.445cm" svg:y1="3.937cm" svg:x2="6.985cm" svg:y2="3.937cm">
          <text:p text:style-name="P2">Daten?</text:p>
        </draw:line>
        <draw:line draw:style-name="gr3" draw:text-style-name="P1" draw:layer="layout" svg:x1="6.985cm" svg:y1="4.445cm" svg:x2="9.525cm" svg:y2="4.445cm">
          <text:p text:style-name="P2">Daten?</text:p>
        </draw:line>
        <draw:line draw:style-name="gr4" draw:text-style-name="P1" draw:layer="layout" svg:x1="6.985cm" svg:y1="5.207cm" svg:x2="9.525cm" svg:y2="5.207cm">
          <text:p text:style-name="P2">„AT+...OK“</text:p>
        </draw:line>
        <draw:line draw:style-name="gr4" draw:text-style-name="P1" draw:layer="layout" svg:x1="4.445cm" svg:y1="5.715cm" svg:x2="6.985cm" svg:y2="5.715cm">
          <text:p text:style-name="P2">„AT+...OK“</text:p>
        </draw:line>
        <draw:line draw:style-name="gr4" draw:text-style-name="P1" draw:layer="layout" svg:x1="1.905cm" svg:y1="6.223cm" svg:x2="4.445cm" svg:y2="6.223cm">
          <text:p text:style-name="P2">90%</text:p>
        </draw:line>
        <draw:line draw:style-name="gr3" draw:text-style-name="P4" draw:layer="layout" svg:x1="1.143cm" svg:y1="4.572cm" svg:x2="1.143cm" svg:y2="6.731cm">
          <text:p text:style-name="P4"><text:span text:style-name="T2">Zeit</text:span></text:p>
        </draw:line>
        <draw:frame draw:style-name="gr5" draw:text-style-name="P5" draw:layer="layout" svg:width="2.413cm" svg:height="0.901cm" svg:x="0.889cm" svg:y="1.27cm">
          <draw:text-box>
            <text:p text:style-name="P5"><text:span text:style-name="T3">Applikation</text:span></text:p>
          </draw:text-box>
        </draw:frame>
        <draw:frame draw:style-name="gr6" draw:text-style-name="P7" draw:layer="layout" svg:width="1.742cm" svg:height="0.901cm" svg:x="3.683cm" svg:y="1.27cm">
          <draw:text-box>
            <text:p text:style-name="P6"><text:span text:style-name="T4">HANDY</text:span></text:p>
          </draw:text-box>
        </draw:frame>
        <draw:frame draw:style-name="gr7" draw:text-style-name="P6" draw:layer="layout" svg:width="1.397cm" svg:height="0.901cm" svg:x="6.35cm" svg:y="1.27cm">
          <draw:text-box>
            <text:p text:style-name="P6"><text:span text:style-name="T4">COM</text:span></text:p>
          </draw:text-box>
        </draw:frame>
        <draw:frame draw:style-name="gr6" draw:layer="layout" svg:width="2.902cm" svg:height="0.901cm" svg:x="8.147cm" svg:y="1.258cm">
          <draw:text-box>
            <text:p text:style-name="P8">Betriebssyste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ienende_20_1" draw:display-name="Linienende 1" svg:viewBox="0 0 1013 1130" svg:d="m1009 1050-449-1008-22-30-29-12-34 12-21 26-449 1012-5 13v8l5 21 12 21 17 13 21 4h903l21-4 21-13 9-21 4-21v-8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381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Hannes Matuschek</meta:initial-creator>
    <meta:creation-date>2006-07-29T13:08:45</meta:creation-date>
    <dc:creator>Hannes Matuschek</dc:creator>
    <dc:date>2006-07-29T13:22:45</dc:date>
    <dc:language>de-DE</dc:language>
    <meta:editing-cycles>2</meta:editing-cycles>
    <meta:editing-duration>PT14M3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